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646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text:tab/><text:tab/><text:tab/><text:tab/><text:tab/><text:tab/>Fortran</text:p>
      <text:p text:style-name="Standard">function.py<text:tab/><text:tab/><text:tab/><text:tab/>function.f90</text:p>
      <text:p text:style-name="Standard">def f(x,y):<text:tab/><text:tab/><text:tab/><text:tab/>real function f(x,y)</text:p>
      <text:p text:style-name="Standard"><text:s text:c="3"/>z = x² + y²<text:tab/><text:tab/><text:tab/><text:tab/>implicit none</text:p>
      <text:p text:style-name="Standard"><text:s text:c="3"/>return z<text:tab/><text:tab/><text:tab/><text:tab/>real :: x, y</text:p>
      <text:p text:style-name="P1"><text:tab/><text:tab/><text:tab/><text:tab/><text:tab/><text:tab/>f = x**2 + y**2</text:p>
      <text:p text:style-name="Standard"><text:tab/><text:tab/><text:tab/><text:tab/><text:tab/>end function f</text:p>
      <text:p text:style-name="Standard"><text:tab/><text:tab/><text:tab/><text:tab/><text:tab/></text:p>
      <text:p text:style-name="Standard"><text:tab/><text:tab/><text:tab/><text:tab/><text:tab/>main.f90</text:p>
      <text:p text:style-name="Standard"><text:tab/><text:tab/><text:tab/><text:tab/><text:tab/>program </text:p>
      <text:p text:style-name="Standard"><text:tab/><text:tab/><text:tab/><text:tab/><text:tab/>real, external :: f, g</text:p>
      <text:p text:style-name="Standard"><text:s/><text:tab/><text:tab/><text:tab/><text:tab/><text:tab/>dx = 0.1</text:p>
      <text:p text:style-name="Standard"><text:tab/><text:tab/><text:tab/><text:tab/><text:tab/>do I = 0, 100</text:p>
      <text:p text:style-name="Standard"><text:tab/><text:tab/><text:tab/><text:tab/><text:tab/>x = I*dx</text:p>
      <text:p text:style-name="Standard"><text:tab/><text:tab/><text:tab/><text:tab/><text:tab/>print*, x, f(x)</text:p>
      <text:p text:style-name="Standard"><text:tab/><text:tab/><text:tab/><text:tab/><text:tab/>end do </text:p>
      <text:p text:style-name="Standard"><text:tab/><text:tab/><text:tab/><text:tab/><text:tab/>end program </text:p>
      <text:p text:style-name="Standard"/>
      <text:p text:style-name="Standard"><text:tab/><text:tab/><text:tab/><text:tab/><text:tab/>gfortran main.f90 function.f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06T15:26:27</meta:creation-date>
    <meta:generator>LibreOffice/3.5$Linux_X86_64 LibreOffice_project/350m1$Build-2</meta:generator>
    <dc:date>2016-04-06T16:48:46</dc:date>
    <dc:creator>Cristiane Oliveira</dc:creator>
    <meta:editing-duration>PT29M15S</meta:editing-duration>
    <meta:editing-cycles>4</meta:editing-cycles>
    <meta:document-statistic meta:table-count="0" meta:image-count="0" meta:object-count="0" meta:page-count="1" meta:paragraph-count="18" meta:word-count="60" meta:character-count="366" meta:non-whitespace-character-count="232"/>
  </office:meta>
</office:document-meta>
</file>